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>
      <style:paragraph-properties fo:margin-top="0in" fo:margin-bottom="0in"/>
      <style:text-properties fo:font-size="10pt"/>
    </style:style>
    <style:style style:name="P3" style:family="paragraph" style:parent-style-name="Text_20_body" style:list-style-name="L1">
      <style:paragraph-properties fo:margin-top="0in" fo:margin-bottom="0in"/>
      <style:text-properties fo:font-size="10pt"/>
    </style:style>
    <style:style style:name="P4" style:family="paragraph" style:parent-style-name="Text_20_body" style:list-style-name="L2">
      <style:paragraph-properties fo:margin-top="0in" fo:margin-bottom="0in"/>
      <style:text-properties fo:font-size="10pt"/>
    </style:style>
    <style:style style:name="P5" style:family="paragraph" style:parent-style-name="Text_20_body" style:list-style-name="L3">
      <style:paragraph-properties fo:margin-top="0in" fo:margin-bottom="0in"/>
      <style:text-properties fo:font-size="10pt"/>
    </style:style>
    <style:style style:name="P6" style:family="paragraph" style:parent-style-name="Text_20_body" style:list-style-name="L4">
      <style:paragraph-properties fo:margin-top="0in" fo:margin-bottom="0in"/>
      <style:text-properties fo:font-size="10pt"/>
    </style:style>
    <style:style style:name="P7" style:family="paragraph" style:parent-style-name="Text_20_body" style:list-style-name="L5">
      <style:paragraph-properties fo:margin-top="0in" fo:margin-bottom="0in"/>
      <style:text-properties fo:font-size="10pt"/>
    </style:style>
    <style:style style:name="P8" style:family="paragraph" style:parent-style-name="Text_20_body" style:list-style-name="L6">
      <style:paragraph-properties fo:margin-top="0in" fo:margin-bottom="0in"/>
      <style:text-properties fo:font-size="10pt"/>
    </style:style>
    <style:style style:name="P9" style:family="paragraph" style:parent-style-name="Text_20_body">
      <style:paragraph-properties fo:margin-top="0in" fo:margin-bottom="0in" fo:text-align="center" style:justify-single-word="false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Elkan</text:p>
      <text:p text:style-name="P2">9-19-2014</text:p>
      <text:p text:style-name="P9">Wall Follow Write-Up</text:p>
      <text:list xml:id="list423261406" text:style-name="L1">
        <text:list-item>
          <text:p text:style-name="P3">Which behaviors did you implement?<text:line-break/></text:p>
        </text:list-item>
      </text:list>
      <text:p text:style-name="P2">I implemented the wall follow and obstacle avoidance behaviors. <text:s/>To be perfectly honest the reason I chose these 2 was that they are far simpler to test using the simulator.</text:p>
      <text:p text:style-name="P2"/>
      <text:list xml:id="list1263074261" text:style-name="L2">
        <text:list-item>
          <text:p text:style-name="P4">For each behavior, what strategy did you use to implement the behavior? </text:p>
        </text:list-item>
      </text:list>
      <text:p text:style-name="P2"/>
      <text:p text:style-name="P2">For the wall follow I search for the closest lidar scan point to my robot. <text:s/>I then checked to see if more lidar scan points in that general direction formed a right angle with the first point and the robot. <text:s/>If these points did form a right angle it would imply that the object detected is linear. <text:s/>By checking one point on either side of the original I was able to determine if the point detected was part of a wall. <text:s/>Once I have identified a wall, my robot determines which direction to turn based on which quadrant the wall is located in. <text:s text:c="2"/>This helps optimize the amount of time that tit takes for my robot to align itself with a wall. <text:s/>The robot then turns until the wall is parallel by attempting to put the midpoint at precisely 90 or 270 degrees and aligning with the calculated angle. <text:s/>Once the robot is at least 90% parallel it will begin moving. <text:s/>Requiring the robot to be perfectly parallel made it too difficult to align perfectly given the variance on lidar date. <text:s/>Using the 90% rule makes the robot appear slightly inebriated, but at the same time greatly accelerates the wall following with minimal negative impact. <text:s text:c="2"/>As the robot continues it scans to find new closest midpoints, and upon approaching a new wall will transition to the new wall fairly well.</text:p>
      <text:p text:style-name="P2"/>
      <text:p text:style-name="P2">For the obstacle avoidance I attempted to implement a simple piece of code that would, should an obstacle be detected directly in front of a robot (between 300 and 60 degrees), the robot will immediately stop what it is doing and attempt to reverse and turn <text:s/>to find a new path that is not obstructed for 1 second.</text:p>
      <text:p text:style-name="P2"/>
      <text:list xml:id="list1069381693" text:style-name="L3">
        <text:list-item>
          <text:p text:style-name="P5">For the finite state controller, which behaviors did you combine and how did you detect when to transition between behaviors?</text:p>
        </text:list-item>
      </text:list>
      <text:p text:style-name="P2"/>
      <text:p text:style-name="P2">I combined both wall following and obstacle <text:s/>avoidance. <text:s/>Each was isolated in a function, and primarily the robot functioned in wall follow mode. <text:s/>The obstacle avoidance was designed to take over immediately should an obstacle be detected and enact it's unique command for 1 second. <text:s/>The transition was entirely triggered by the detection of an obstacle immediately in front of the robot (between index 300 and 60 on the lidar). <text:s/>At this point the obstacle avoidance is given complete control for 1 second.</text:p>
      <text:p text:style-name="P2"><text:s/></text:p>
      <text:list xml:id="list1732323345" text:style-name="L4">
        <text:list-item>
          <text:p text:style-name="P6">How did you structure your code?</text:p>
          <text:p text:style-name="P6"/>
        </text:list-item>
      </text:list>
      <text:p text:style-name="P2">My code exists in 3 functions. <text:s/>The main wallFollow function is the loop that controls all including publishing data when there are no obstacles to worry about.. <text:s/>The other two functions are largely its minions. <text:s/>The wallDetect loop <text:s/>does its fair share of heavy lifting by using the lidar data to find a wall, determining what angle the robot needs to turn, and passing this info to the main loop. <text:s/>The obstacleAvoid function is called everytime the wallDetect loop is called by wallFollow. <text:s/>The wallDetect function only continues if the obstacleAvoid does not detect any issues.</text:p>
      <text:p text:style-name="P2"/>
      <text:p text:style-name="P2">I largely organized my code this way because I wanted the obstacle avoidance to kick in as a supplement to my wallFollow. <text:s/>My wallFollow did not include a distance check. <text:s/>I decided I needed to include obstacle avoidance to compensate for this lack, which is why obstacleAvoid is checked every time wallDetect is run.</text:p>
      <text:p text:style-name="P2"/>
      <text:list xml:id="list108881029" text:style-name="L5">
        <text:list-item>
          <text:p text:style-name="P7">What if any challenges did you face along the way?</text:p>
        </text:list-item>
      </text:list>
      <text:p text:style-name="P2"/>
      <text:p text:style-name="P2">I had a lot of trouble with my obstacleAvoid code as the robot doesn't always detect obstacles quick enough to stop. <text:s/>And often it simply did not detect it at all. <text:s/>I'm not entirely sure why this is the case, but it would be the focus of improvements were I to continue.</text:p>
      <text:p text:style-name="P2"/>
      <text:p text:style-name="P2">Any other challenges I found were largely due to the environment. <text:s/>Using rviz, gazebo, ros, python, and catkin, and all the rest is quite complex. <text:s/>Given that all of these are brand to me (except for a little bit of python experience) getting it all working at once is extremely difficult.</text:p>
      <text:p text:style-name="P2"/>
      <text:list xml:id="list227173433" text:style-name="L6">
        <text:list-item>
          <text:p text:style-name="P8">What would you do to improve your project if you had more time?</text:p>
        </text:list-item>
      </text:list>
      <text:p text:style-name="P2"><text:soft-page-break/></text:p>
      <text:p text:style-name="P2">The main improvements I would like to make are to my obstacleAvoid function. <text:s/>It's not always entirely successful as detecting obstacles and i'm not entirely clear why. <text:s/>I would investigate and determine the flaw with this bit of code. </text:p>
      <text:p text:style-name="P2"/>
      <text:p text:style-name="P2">My wallDetect code also does not take into account the distance it is from the wall when it makes its decisions. <text:s/>I would ideally modify this code such that <text:s/>it tried to maintain a constant distance from <text:s/>the wall.</text:p>
      <text:p text:style-name="P2"/>
      <text:p text:style-name="P2">My wallDetect also does not deal with edge cases such as curved walls and right turns on right walls and left turns on left walls. <text:s/>I would like to include more code to deal with these situations. <text:s/>Additionally I need to more clearly distinguish between obstalces and walls.</text:p>
      <text:p text:style-name="P2"/>
      <text:list xml:id="list1456406676" text:style-name="L7">
        <text:list-item>
          <text:p text:style-name="P1"><text:span text:style-name="T1">Did you learn any interesting lessons for future robotic programming projects?</text:span></text:p>
        </text:list-item>
      </text:list>
      <text:p text:style-name="Text_20_body"><text:span text:style-name="T1">I learned an enormous amount about dealing with the programming environment as well as some nifty python tricks. <text:s/>I particularly enjoy the “for index, value in enumerate(list):” syntax. <text:s/>It is fantastic and will make my life fantastic forever. <text:s/>I also learned how to check scan data types, how to parse through scan data, and how to deal with bad data. <text:s/>I would have to say that most of what I learned was how to deal with the ROS environment, which will certainly be helpful for future pro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0:58:29</meta:creation-date>
    <dc:date>2014-09-19T23:06:49</dc:date>
    <meta:editing-duration>PT15M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23" meta:word-count="957" meta:character-count="5445" meta:non-whitespace-character-count="4471"/>
  </office:meta>
</office:document-meta>
</file>